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16cm"/>
    </style:style>
    <style:style style:name="P1"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7.62cm" svg:height="1.266cm" svg:x="1cm" svg:y="1.004cm">
          <draw:text-box>
            <text:p>Glide input</text:p>
          </draw:text-box>
        </draw:frame>
        <draw:frame draw:style-name="gr1" draw:text-style-name="P1" draw:layer="layout" svg:width="19cm" svg:height="16.901cm" svg:x="1cm" svg:y="2.276cm">
          <draw:text-box>
            <text:p><text:span text:style-name="T1">Functionally,</text:span></text:p>
            <text:p><text:span text:style-name="T1"/></text:p>
            <text:p><text:span text:style-name="T1"><text:s/></text:span><text:span text:style-name="T1">Every sample we need to calculate the delta change, if the set point is not at the target</text:span></text:p>
            <text:p><text:span text:style-name="T1"/></text:p>
            <text:p><text:span text:style-name="T1">A couple things will happen.</text:span></text:p>
            <text:p><text:span text:style-name="T1"><text:tab/></text:span><text:span text:style-name="T1">The set point will move towards the target at a rate, keeping track of max resolution</text:span></text:p>
            <text:p><text:span text:style-name="T1"><text:tab/></text:span><text:span text:style-name="T1">If the target is in within a close zone, the value will snap and future calls will skip whatever it can.</text:span></text:p>
            <text:p><text:span text:style-name="T1"/></text:p>
            <text:p><text:span text:style-name="T1">First, at 44.1KHz each sample is 22.675736961451247165532879818594e us later in time.</text:span></text:p>
            <text:p><text:span text:style-name="T1">Second, desired range is 0 to 1s per half step. <text:s/>So 1/12 = 4.12 half-step value (0.0833333), and in 1s 44100 samples will go by, so each sample sees a change in pitch of 1.8896447467876039304610733182162e-6. If floats are used accuracy will not be exact but it will probably work.</text:span></text:p>
            <text:p><text:span text:style-name="T1"/></text:p>
            <text:p><text:span text:style-name="T1">The last question is if this system acts for function calls to change the pitch, or by dc input by the oscillator block. <text:s/></text:span></text:p>
            <text:p><text:span text:style-name="T1"/></text:p>
            <text:p><text:span text:style-name="T1">I think what I want is a pass-through(mixer) to the dc block so it can impose a dc offset to some signal, or to 0 <text:s/>if no block present. <text:s/>This will allow mod input to gliss, but it's not the most basic function, so ignore it and just use the function call for now. (it will patch in easy later)</text:span></text:p>
            <text:p><text:span text:style-name="T1"/></text:p>
            <text:p><text:span text:style-name="T1">Note: 1.8896447467876039304610733182162e-6 * 2^15 = 0.06191987906273620559334845049131, so slow glides will need to be tracked partially</text:span></text:p>
            <text:p><text:span text:style-name="T1"><text:ta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1DT2H56M39S</meta:editing-duration>
    <meta:editing-cycles>4</meta:editing-cycles>
    <meta:generator>OpenOffice.org/3.4.1$Win32 OpenOffice.org_project/341m1$Build-9593</meta:generator>
    <dc:date>2016-12-23T16:51:54.39</dc:date>
    <meta:document-statistic meta:object-count="2"/>
  </office:meta>
</office:document-meta>
</file>